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fo:background-color="transparent" style:font-name-asian="Calibri" style:font-name-complex="Calibri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rsid="001552eb" officeooo:paragraph-rsid="001552eb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Calibri" fo:font-size="26pt" fo:font-weight="bold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554a7" officeooo:paragraph-rsid="001554a7" fo:background-color="transparent" style:font-name-asian="Calibri" style:font-name-complex="Calibri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rsid="001552eb" officeooo:paragraph-rsid="001552eb" fo:background-color="transparent" style:font-name-asian="Calibri" style:font-name-complex="Calibri"/>
    </style:style>
    <style:style style:name="T1" style:family="text">
      <style:text-properties officeooo:rsid="001554a7"/>
    </style:style>
    <style:style style:name="T2" style:family="text">
      <style:text-properties fo:color="#000000" loext:opacity="100%" style:font-name="Calibri1" style:font-name-asian="Calibri2" style:font-size-asian="16pt" style:font-weight-asian="normal" style:font-name-complex="Calibri2"/>
    </style:style>
    <style:style style:name="T3" style:family="text">
      <style:text-properties fo:color="#000000" loext:opacity="100%" style:font-name="Calibri1" officeooo:rsid="0015c500" style:font-name-asian="Calibri2" style:font-size-asian="16pt" style:font-weight-asian="normal" style:font-name-complex="Calibri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tricciones no estructurales</text:p>
      <text:p text:style-name="P2">Ningún valor puede dejarse vacío (Null) <text:span text:style-name="T1">salvo Persona.teléfono</text:span></text:p>
      <text:p text:style-name="P2"><text:span text:style-name="T3">Usuario</text:span><text:span text:style-name="T2">.ID = auto_increment</text:span></text:p>
      <text:p text:style-name="P1"><text:span text:style-name="T1">Usuario</text:span>.<text:span text:style-name="T1">Rol</text:span>={'<text:span text:style-name="T1">Administrador</text:span>', '<text:span text:style-name="T1">Juez</text:span>'}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M32S</meta:editing-duration>
    <meta:editing-cycles>9</meta:editing-cycles>
    <meta:generator>LibreOffice/7.5.5.2$Windows_X86_64 LibreOffice_project/ca8fe7424262805f223b9a2334bc7181abbcbf5e</meta:generator>
    <dc:date>2023-08-31T13:45:24.264000000</dc:date>
    <meta:document-statistic meta:table-count="0" meta:image-count="0" meta:object-count="0" meta:page-count="1" meta:paragraph-count="4" meta:word-count="16" meta:character-count="156" meta:non-whitespace-character-count="144"/>
  </office:meta>
</office:document-meta>
</file>